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343.76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mu_switc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holder_Cylinder-5x20mm_Schurter_0031_8201_Horizontal_Open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0031.8201/poistkove-puzdra-pcb/schurter/</text:p>
          </table:table-cell>
          <table:table-cell office:value-type="string" calcext:value-type="string">
            <text:p>add two more components marked 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ISO7380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Molex:Molex_KK-396_A-41791-0005_1x05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5p/signalove-konektory-raster-3-96mm/joint-tech/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j_lib:NE18-2P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ne182aeesnp6amp/standardne-prepinace/c-k/104-0101-007/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0853.0551/poistkove-puzdra-pcb/schurter/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0215.250hxp/poistky-5x20mm-pomale/littelfuse/</text:p>
          </table:table-cell>
          <table:table-cell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01:47:47.559074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8-14T01:47:55.419969628</dc:date>
    <meta:editing-duration>PT5M57S</meta:editing-duration>
    <meta:editing-cycles>4</meta:editing-cycles>
    <meta:document-statistic meta:table-count="1" meta:cell-count="43" meta:object-count="0"/>
  </office:meta>
</office:document-meta>
</file>